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paragraph-rsid="001ae489"/>
    </style:style>
    <style:style style:name="P2" style:family="paragraph" style:parent-style-name="Preformatted_20_Text" style:list-style-name="L1">
      <style:text-properties officeooo:rsid="001ae489" officeooo:paragraph-rsid="001ae489"/>
    </style:style>
    <style:style style:name="P3" style:family="paragraph" style:parent-style-name="Preformatted_20_Text" style:list-style-name="L1">
      <style:text-properties officeooo:rsid="001bc2e6" officeooo:paragraph-rsid="001bc2e6"/>
    </style:style>
    <style:style style:name="P4" style:family="paragraph" style:parent-style-name="Preformatted_20_Text" style:list-style-name="L1">
      <style:text-properties officeooo:rsid="001bd094" officeooo:paragraph-rsid="001bd094"/>
    </style:style>
    <style:style style:name="P5" style:family="paragraph" style:parent-style-name="Preformatted_20_Text" style:list-style-name="L1">
      <style:text-properties officeooo:rsid="001c7fc6" officeooo:paragraph-rsid="001c7fc6"/>
    </style:style>
    <style:style style:name="P6" style:family="paragraph" style:parent-style-name="Preformatted_20_Text" style:list-style-name="L1">
      <style:text-properties officeooo:rsid="001e26fb" officeooo:paragraph-rsid="001e26fb"/>
    </style:style>
    <style:style style:name="P7" style:family="paragraph" style:parent-style-name="Preformatted_20_Text" style:list-style-name="L1">
      <style:text-properties officeooo:rsid="001e26fb" officeooo:paragraph-rsid="0022a19f"/>
    </style:style>
    <style:style style:name="P8" style:family="paragraph" style:parent-style-name="Preformatted_20_Text" style:list-style-name="L1">
      <style:text-properties officeooo:rsid="00242938" officeooo:paragraph-rsid="00242938"/>
    </style:style>
    <style:style style:name="P9" style:family="paragraph" style:parent-style-name="Preformatted_20_Text" style:list-style-name="L1">
      <style:text-properties officeooo:rsid="00262176" officeooo:paragraph-rsid="00262176"/>
    </style:style>
    <style:style style:name="P10" style:family="paragraph" style:parent-style-name="Preformatted_20_Text" style:list-style-name="L1">
      <style:text-properties officeooo:rsid="002762ad" officeooo:paragraph-rsid="002762ad"/>
    </style:style>
    <style:style style:name="P11" style:family="paragraph" style:parent-style-name="Preformatted_20_Text" style:list-style-name="L1">
      <style:text-properties officeooo:rsid="0027bd79" officeooo:paragraph-rsid="0027bd79"/>
    </style:style>
    <style:style style:name="P12" style:family="paragraph" style:parent-style-name="Preformatted_20_Text" style:list-style-name="L1">
      <style:text-properties officeooo:rsid="002929ef" officeooo:paragraph-rsid="002929ef"/>
    </style:style>
    <style:style style:name="P13" style:family="paragraph" style:parent-style-name="Preformatted_20_Text" style:list-style-name="L1">
      <style:text-properties officeooo:rsid="0029b3ea" officeooo:paragraph-rsid="0029b3ea"/>
    </style:style>
    <style:style style:name="P14" style:family="paragraph" style:parent-style-name="Preformatted_20_Text" style:list-style-name="L1">
      <style:text-properties officeooo:rsid="002ad395" officeooo:paragraph-rsid="002ad395"/>
    </style:style>
    <style:style style:name="P15" style:family="paragraph" style:parent-style-name="Preformatted_20_Text" style:list-style-name="L1">
      <style:text-properties officeooo:rsid="002c1379" officeooo:paragraph-rsid="002c1379"/>
    </style:style>
    <style:style style:name="P16" style:family="paragraph" style:parent-style-name="Preformatted_20_Text" style:list-style-name="L1">
      <style:text-properties officeooo:rsid="002e9852" officeooo:paragraph-rsid="002e9852"/>
    </style:style>
    <style:style style:name="P17" style:family="paragraph" style:parent-style-name="Preformatted_20_Text" style:list-style-name="L1">
      <style:text-properties officeooo:rsid="003037c8" officeooo:paragraph-rsid="003037c8"/>
    </style:style>
    <style:style style:name="P18" style:family="paragraph" style:parent-style-name="Preformatted_20_Text" style:list-style-name="L1">
      <style:text-properties officeooo:rsid="0030699d" officeooo:paragraph-rsid="0030699d"/>
    </style:style>
    <style:style style:name="P19" style:family="paragraph" style:parent-style-name="Preformatted_20_Text" style:list-style-name="L1">
      <style:text-properties officeooo:rsid="003315f4" officeooo:paragraph-rsid="003315f4"/>
    </style:style>
    <style:style style:name="T1" style:family="text">
      <style:text-properties officeooo:rsid="001f322c"/>
    </style:style>
    <style:style style:name="T2" style:family="text">
      <style:text-properties officeooo:rsid="0020bdea"/>
    </style:style>
    <style:style style:name="T3" style:family="text">
      <style:text-properties officeooo:rsid="002ad184"/>
    </style:style>
    <style:style style:name="T4" style:family="text">
      <style:text-properties officeooo:rsid="0033e3a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p>
      <text:list xml:id="list3991756712101901345" text:style-name="L1">
        <text:list-item>
          <text:p text:style-name="P2">Lock dependency relation</text:p>
          <text:list>
            <text:list-item>
              <text:p text:style-name="P2">traditional object-sensitive cycle detection cannot be used</text:p>
            </text:list-item>
            <text:list-item>
              <text:p text:style-name="P2">object type identifier helps to maintain deadlocks using single threaded tests</text:p>
            </text:list-item>
            <text:list-item>
              <text:p text:style-name="P2">the lock node eta = (tau, s, H, TI)</text:p>
              <text:list>
                <text:list-item>
                  <text:p text:style-name="P2">Lock type: data type of the lock object</text:p>
                </text:list-item>
                <text:list-item>
                  <text:p text:style-name="P3">Source location: location of lock</text:p>
                </text:list-item>
                <text:list-item>
                  <text:p text:style-name="P3">Held locks: set of currently held lock based on acquisitions</text:p>
                </text:list-item>
                <text:list-item>
                  <text:p text:style-name="P4">Test and trace location identifier: (Ii, index) – tescase, index of the lock acquisition</text:p>
                </text:list-item>
                <text:list-item>
                  <text:p text:style-name="P5">Show picture</text:p>
                </text:list-item>
              </text:list>
            </text:list-item>
          </text:list>
        </text:list-item>
        <text:list-item>
          <text:p text:style-name="P5">Cycle detector</text:p>
          <text:list>
            <text:list-item>
              <text:p text:style-name="P6">path = (eta1, eta2, …, etan)</text:p>
            </text:list-item>
            <text:list-item>
              <text:p text:style-name="P7">for each <text:span text:style-name="T1">integer</text:span> belong<text:span text:style-name="T1">ing</text:span> to range [2, k], <text:span text:style-name="T2">there exists the first lock in a nested lock acquisition such that the previous lock node has the same data type. In case the first lock belongs to the first node and the last node has the same data type as of the first lock node, the path is a cycle represented by theta.</text:span></text:p>
            </text:list-item>
            <text:list-item>
              <text:p text:style-name="P8">Algorithm:</text:p>
              <text:list>
                <text:list-item>
                  <text:p text:style-name="P8">Takes lock dependency relation D, maximum cycle length k</text:p>
                </text:list-item>
                <text:list-item>
                  <text:p text:style-name="P9">D1 is initialized to represent sequences of unit length</text:p>
                </text:list-item>
                <text:list-item>
                  <text:p text:style-name="P9">each node forming a path to itself is added to the set of detected cycles</text:p>
                </text:list-item>
                <text:list-item>
                  <text:p text:style-name="P10">in each iteration new unit elements are added to the path</text:p>
                </text:list-item>
                <text:list-item>
                  <text:p text:style-name="P10">if the concatenated sequence forms a cycle, it is added to Theta </text:p>
                </text:list-item>
                <text:list-item>
                  <text:p text:style-name="P11">If the sequence is qualified as a path it is added to Di+1</text:p>
                </text:list-item>
              </text:list>
            </text:list-item>
          </text:list>
        </text:list-item>
        <text:list-item>
          <text:p text:style-name="P12">Synthesizer</text:p>
          <text:list>
            <text:list-item>
              <text:p text:style-name="P13">transforms cycles into potential deadlocks <text:span text:style-name="T3">(method invocations, tests, constraints)</text:span></text:p>
            </text:list-item>
            <text:list-item>
              <text:p text:style-name="P14">cycle detection:</text:p>
              <text:list>
                <text:list-item>
                  <text:p text:style-name="P15">for each eta in Theta, identify the associated method invocation m in I</text:p>
                </text:list-item>
                <text:list-item>
                  <text:p text:style-name="P15">Identify parameters m.</text:p>
                </text:list-item>
                <text:list-item>
                  <text:p text:style-name="P15">Infer constraints to m in M (leads to a deadlock)</text:p>
                </text:list-item>
                <text:list-item>
                  <text:p text:style-name="P16">Goal of synthesizer eta3, eta6:</text:p>
                  <text:list>
                    <text:list-item>
                      <text:p text:style-name="P17">foo and bar are invoked concurrently</text:p>
                    </text:list-item>
                    <text:list-item>
                      <text:p text:style-name="P17">(a1, b1) in foo and (b2, a3) in bar</text:p>
                    </text:list-item>
                  </text:list>
                </text:list-item>
              </text:list>
            </text:list-item>
            <text:list-item>
              <text:p text:style-name="P18">identifying method invocations</text:p>
              <text:list>
                <text:list-item>
                  <text:p text:style-name="P19">Algorithm</text:p>
                  <text:list>
                    <text:list-item>
                      <text:p text:style-name="P19">Input: Cycle(Theta), <text:span text:style-name="T4">Execution Traces (Sigma)</text:span></text:p>
                    </text:list-item>
                  </text:list>
                </text:list-item>
              </text:list>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3-09T09:09:48.175901728</dc:date>
    <meta:editing-duration>PT2H30M42S</meta:editing-duration>
    <meta:editing-cycles>24</meta:editing-cycles>
    <meta:generator>LibreOffice/4.3.3.2$Linux_x86 LibreOffice_project/430m0$Build-2</meta:generator>
    <meta:document-statistic meta:table-count="0" meta:image-count="0" meta:object-count="0" meta:page-count="1" meta:paragraph-count="32" meta:word-count="307" meta:character-count="1661" meta:non-whitespace-character-count="1415"/>
  </office:meta>
</office:document-meta>
</file>